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2.1354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7.61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padding="0.028in"/>
      <style:text-properties style:font-name="Liberation Sans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BB16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59" table:default-cell-style-name="ce1"/>
        <table:table-column table:style-name="co6" table:number-columns-repeated="960" table:default-cell-style-name="ce1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3-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8-7336-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CONN BARRIER STRIP 2CIRC 0.374"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ED2953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3,J28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24POS 2.54MM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ED1052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J28</text:p>
          </table:table-cell>
          <table:table-cell office:value-type="string" calcext:value-type="string">
            <text:p>TERM BLK 2POS SIDE ENTRY 3.81MM PCB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77-194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3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34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CT-ND‎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RES 10K OHM 1/4W 1% AXIAL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NF14FTD10K0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RES 680 OHM 1/4W 1% AXIAL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FR-25FBF52-680R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N5</text:p>
          </table:table-cell>
          <table:table-cell office:value-type="string" calcext:value-type="string">
            <text:p>RES ARRAY 4 RES 120 OHM 8SI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608X-2-121LF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N1-RN5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2-109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1-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5910-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6</text:p>
          </table:table-cell>
          <table:table-cell office:value-type="string" calcext:value-type="string">
            <text:p>SWITCH SLIDE DPDT 300MA 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1-200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4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2EC-23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‎U1-BEAGLEBONE</text:p>
          </table:table-cell>
          <table:table-cell office:value-type="string" calcext:value-type="string">
            <text:p>BEAGLEBONE BLK REV C AM3358BZ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B01-SC-50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5,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U7</text:p>
          </table:table-cell>
          <table:table-cell office:value-type="string" calcext:value-type="string">
            <text:p>IC DRIVER 4/0 16DI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96-6785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7 Socket</text:p>
          </table:table-cell>
          <table:table-cell office:value-type="string" calcext:value-type="string">
            <text:p>CONN IC DIP SOCKET 16POS TI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E9992-N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0:37:51.2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5T12:32:05.252000000</meta:creation-date>
    <meta:generator>LibreOffice/7.1.3.2$Windows_X86_64 LibreOffice_project/47f78053abe362b9384784d31a6e56f8511eb1c1</meta:generator>
    <meta:editing-duration>PT19M17S</meta:editing-duration>
    <meta:editing-cycles>14</meta:editing-cycles>
    <dc:date>2021-09-02T10:51:23.303000000</dc:date>
    <meta:document-statistic meta:table-count="1" meta:cell-count="180" meta:object-count="0"/>
  </office:meta>
</office:document-meta>
</file>